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start" style:justify-single-word="false"/>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cm" fo:margin-bottom="0cm" loext:contextual-spacing="false" fo:line-height="150%" fo:text-align="start" style:justify-single-word="false" fo:break-before="page"/>
    </style:style>
    <style:style style:name="P7"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8" style:family="paragraph" style:parent-style-name="Text_20_body">
      <style:paragraph-properties fo:margin-left="0.499cm" fo:margin-right="0cm" fo:margin-top="0cm" fo:margin-bottom="0cm" loext:contextual-spacing="false" fo:line-height="100%" fo:text-indent="0cm" style:auto-text-indent="false"/>
    </style:style>
    <style:style style:name="P9"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9" text:outline-level="2"><text:bookmark-start text:name="__RefHeading___Toc373_1280209449"/><text:span text:style-name="T1">#624</text:span><text:bookmark-end text:name="__RefHeading___Toc373_1280209449"/></text:h>
        <text:p text:style-name="P4"/>
        <text:p text:style-name="P5">A fé termina onde a preocupação começa, e a preocupação termina onde a fé começa.</text:p>
        <text:p text:style-name="P4"/>
        <text:h text:style-name="P2" text:outline-level="2"><text:bookmark-start text:name="__RefHeading___Toc375_1280209449"/><text:a xlink:type="simple" xlink:href="http://bibliaonline.com.br/acf/tg/1" text:style-name="Internet_20_link" text:visited-style-name="Visited_20_Internet_20_Link"><text:span text:style-name="T1">TIAGO 1</text:span></text:a><text:bookmark-end text:name="__RefHeading___Toc375_1280209449"/></text:h>
        <text:p text:style-name="P4"/>
        <text:p text:style-name="P5">Mais um dos cinco livros que agrupamos. Este, particularmente, exige nossa atenção especial. Muitos grupos cristãos o colocam junto com os ensinos de Paulo a respeito da igreja, usando-o como uma desculpa para voltar aos rituais, ao apontarem que Tiago fala sobre costumes Judaicos. Mas precisamos nos lembrar de que este livro foi escrito bem nos primeiros dias do evangelho.</text:p>
        <text:p text:style-name="P4"/>
        <text:p text:style-name="P4"><text:span text:style-name="T1">Repare como Tiago, em Atos </text:span><text:a xlink:type="simple" xlink:href="http://bibliaonline.com.br/acf/atos/15/13,21" text:style-name="Internet_20_link" text:visited-style-name="Visited_20_Internet_20_Link"><text:span text:style-name="T1">15:13,21</text:span></text:a><text:span text:style-name="T1">, estava totalmente liberto do Judaísmo. Muitos Judeus estavam sendo salvos, mas não haviam ainda sido chamados para fora do velho sistema. Na época em que Tiago escreveu, os Judeus convertidos continuavam até mesmo a sacrificar animais (</text:span><text:a xlink:type="simple" xlink:href="http://bibliaonline.com.br/acf/atos/21/20,26" text:style-name="Internet_20_link" text:visited-style-name="Visited_20_Internet_20_Link"><text:span text:style-name="T1">At 21:20 e 26</text:span></text:a><text:span text:style-name="T1">). O livro dos Hebreus (escrito mais tarde) efetivamente chama os Judeus para fora (</text:span><text:a xlink:type="simple" xlink:href="http://bibliaonline.com.br/acf/hb/13/12-13" text:style-name="Internet_20_link" text:visited-style-name="Visited_20_Internet_20_Link"><text:span text:style-name="T1">Hb 13:12-13</text:span></text:a><text:span text:style-name="T1">). Tiago está fazendo o último chamado a Israel. Eles o rejeitaram... portanto Tiago está escrevendo para todo o Israel, para aqueles que eram crentes entre eles. Suas palavras também servem para nós. Elas mostram que onde existir fé, esta será mostrada pelo modo como vivemos! Lembre-se sempre de que a completa doutrina Cristã só é aprendida de Paulo... o livro de Tiago é como o livro de Atos, uma ponte entre o Judaísmo e o Cristianismo pleno.</text:span></text:p>
        <text:p text:style-name="P4"/>
        <text:p text:style-name="P4"><text:a xlink:type="simple" xlink:href="http://bibliaonline.com.br/acf/tg/1/2-15" text:style-name="Internet_20_link" text:visited-style-name="Visited_20_Internet_20_Link"><text:span text:style-name="T1">Tg 1:2-15</text:span></text:a><text:span text:style-name="T1"> Os crentes Judaicos estavam achando difícil entender que sua nova vida cristã não era o fim de seus problemas, mas na verdade um aumento deles. Essas tribulações estavam provando sua fé em Cristo, mas eles deviam deixar que produzissem resultados, os quais permitiriam que se tornassem maduros, e nada lhes faltasse.</text:span></text:p>
        <text:p text:style-name="P4"/>
        <text:p text:style-name="P4"><text:a xlink:type="simple" xlink:href="http://bibliaonline.com.br/acf/tg/1/5-8" text:style-name="Internet_20_link" text:visited-style-name="Visited_20_Internet_20_Link"><text:span text:style-name="T1">Tg 1:5-8</text:span></text:a><text:span text:style-name="T1"> Se não sabemos o que pensar de algum assunto, podemos perguntar a Deus, e Ele irá responder, e não irá nos repreender por perguntarmos. Mas com isto vem a responsabilidade - devemos perguntar, crendo.</text:span></text:p>
        <text:p text:style-name="P4"/>
        <text:p text:style-name="P4"><text:a xlink:type="simple" xlink:href="http://bibliaonline.com.br/acf/tg/1/9-11" text:style-name="Internet_20_link" text:visited-style-name="Visited_20_Internet_20_Link"><text:span text:style-name="T1">Tg 1:9-11</text:span></text:a><text:span text:style-name="T1"> As pessoas pobres que aceitam a Cristo têm sua posição elevada no Cristianismo, mas os ricos são rebaixados. Mas repare que ambos se regozijam nisto.</text:span></text:p>
        <text:p text:style-name="P4"><text:soft-page-break/></text:p>
        <text:p text:style-name="P4"><text:a xlink:type="simple" xlink:href="http://bibliaonline.com.br/acf/tg/1/12" text:style-name="Internet_20_link" text:visited-style-name="Visited_20_Internet_20_Link"><text:span text:style-name="T1">Tg 1:12</text:span></text:a><text:span text:style-name="T1"> Este é o resultado da obra nas almas que é descrita nos versículos </text:span><text:a xlink:type="simple" xlink:href="http://bibliaonline.com.br/acf/tg/1/2-4" text:style-name="Internet_20_link" text:visited-style-name="Visited_20_Internet_20_Link"><text:span text:style-name="T1">2-4</text:span></text:a><text:span text:style-name="T1">. Uma maravilhosa coroa da vida é o prêmio.</text:span></text:p>
        <text:p text:style-name="P4"/>
        <text:p text:style-name="P4"><text:a xlink:type="simple" xlink:href="http://bibliaonline.com.br/acf/tg/1/13-15" text:style-name="Internet_20_link" text:visited-style-name="Visited_20_Internet_20_Link"><text:span text:style-name="T1">Tg 1:13-15</text:span></text:a><text:span text:style-name="T1"> Por outro lado, eis o fruto da amargura e de se afastar de Deus. Termina exatamente no oposto do </text:span><text:a xlink:type="simple" xlink:href="http://bibliaonline.com.br/acf/tg/1/12" text:style-name="Internet_20_link" text:visited-style-name="Visited_20_Internet_20_Link"><text:span text:style-name="T1">versículo 12</text:span></text:a><text:span text:style-name="T1">. Nossa vontade própria nos leva à tentação. </text:span></text:p>
        <text:p text:style-name="P4"/>
        <text:p text:style-name="P4"><text:a xlink:type="simple" xlink:href="http://bibliaonline.com.br/acf/tg/1/16-18" text:style-name="Internet_20_link" text:visited-style-name="Visited_20_Internet_20_Link"><text:span text:style-name="T1">Tg 1:16-18</text:span></text:a><text:span text:style-name="T1"> Ele nos avisa para não cometermos um erro naquilo que se segue.</text:span></text:p>
        <text:p text:style-name="P4"/>
        <text:p text:style-name="P4"><text:a xlink:type="simple" xlink:href="http://bibliaonline.com.br/acf/tg/1/17" text:style-name="Internet_20_link" text:visited-style-name="Visited_20_Internet_20_Link"><text:span text:style-name="T1">Tg 1:17</text:span></text:a><text:span text:style-name="T1"> As duas palavras "dom" são similares em seu significado, mas poderíamos ler as palavras desta maneira... toda a boa dádiva e todo perfeito bom é do alto.</text:span></text:p>
        <text:p text:style-name="P4"/>
        <text:p text:style-name="P4"><text:a xlink:type="simple" xlink:href="http://bibliaonline.com.br/acf/tg/1/19-27" text:style-name="Internet_20_link" text:visited-style-name="Visited_20_Internet_20_Link"><text:span text:style-name="T1">Tg 1:19-27</text:span></text:a><text:span text:style-name="T1"> Um bom conselho para todos nós. A ira não produz bons resultados.</text:span></text:p>
        <text:p text:style-name="P4"/>
        <text:h text:style-name="P1" text:outline-level="2"><text:bookmark-start text:name="__RefHeading___Toc377_1280209449"/>#625<text:bookmark-end text:name="__RefHeading___Toc377_1280209449"/></text:h>
        <text:p text:style-name="P4"/>
        <text:p text:style-name="P5">Você precisa ser derretido antes de poder ser moldado.</text:p>
        <text:p text:style-name="P4"/>
        <text:h text:style-name="P2" text:outline-level="2"><text:bookmark-start text:name="__RefHeading___Toc379_1280209449"/><text:a xlink:type="simple" xlink:href="http://bibliaonline.com.br/acf/tg/2" text:style-name="Internet_20_link" text:visited-style-name="Visited_20_Internet_20_Link"><text:span text:style-name="T1">TIAGO 2</text:span></text:a><text:bookmark-end text:name="__RefHeading___Toc379_1280209449"/></text:h>
        <text:p text:style-name="P4"/>
        <text:p text:style-name="P4"><text:a xlink:type="simple" xlink:href="http://bibliaonline.com.br/acf/tg/2/1-13" text:style-name="Internet_20_link" text:visited-style-name="Visited_20_Internet_20_Link"><text:span text:style-name="T1">Tg 2:1-13</text:span></text:a><text:span text:style-name="T1"> Criar uma opinião diferente a respeito de uma pessoa só porque ela é rica ou pobre, não vem de Deus, mas é pecado (</text:span><text:a xlink:type="simple" xlink:href="http://bibliaonline.com.br/acf/tg/2/9" text:style-name="Internet_20_link" text:visited-style-name="Visited_20_Internet_20_Link"><text:span text:style-name="T1">vers. 9</text:span></text:a><text:span text:style-name="T1">). Deus escolheu mais pobres do que ricos, </text:span><text:a xlink:type="simple" xlink:href="http://bibliaonline.com.br/acf/1co/1/26" text:style-name="Internet_20_link" text:visited-style-name="Visited_20_Internet_20_Link"><text:span text:style-name="T1">1 Co 1:26</text:span></text:a><text:span text:style-name="T1"> e </text:span><text:a xlink:type="simple" xlink:href="http://bibliaonline.com.br/acf/lc/6/20" text:style-name="Internet_20_link" text:visited-style-name="Visited_20_Internet_20_Link"><text:span text:style-name="T1">Lc 6:20</text:span></text:a><text:span text:style-name="T1">.</text:span></text:p>
        <text:p text:style-name="P4"/>
        <text:p text:style-name="P4"><text:a xlink:type="simple" xlink:href="http://bibliaonline.com.br/acf/tg/2/10" text:style-name="Internet_20_link" text:visited-style-name="Visited_20_Internet_20_Link"><text:span text:style-name="T1">Tg 2:10</text:span></text:a><text:span text:style-name="T1"> Muitos se esquecem de que este versículo está na Bíblia. As pessoas julgam o pecado pelo modo como ele afeta os outros, mas Deus avalia o pecado pelo modo como afeta Cristo. Este versículo nos mostra que todo pecado é muito sério. Quebrar a unidade do Espírito (</text:span><text:a xlink:type="simple" xlink:href="http://bibliaonline.com.br/acf/ef/4/3" text:style-name="Internet_20_link" text:visited-style-name="Visited_20_Internet_20_Link"><text:span text:style-name="T1">Ef 4:3</text:span></text:a><text:span text:style-name="T1">) é ainda mais sério que a imoralidade, pois afeta a Cristo.</text:span></text:p>
        <text:p text:style-name="P4"/>
        <text:p text:style-name="P4"><text:a xlink:type="simple" xlink:href="http://bibliaonline.com.br/acf/tg/2/13" text:style-name="Internet_20_link" text:visited-style-name="Visited_20_Internet_20_Link"><text:span text:style-name="T1">Tg 2:13</text:span></text:a><text:span text:style-name="T1"> Uma bela conclusão destes assuntos todos. Deus se gloria no fato de Ele preferir demonstrar misericórdia ao invés de casticar.</text:span></text:p>
        <text:p text:style-name="P4"/>
        <text:p text:style-name="P4"><text:a xlink:type="simple" xlink:href="http://bibliaonline.com.br/acf/tg/2/14-26" text:style-name="Internet_20_link" text:visited-style-name="Visited_20_Internet_20_Link"><text:span text:style-name="T1">Tg 2:14-26</text:span></text:a><text:span text:style-name="T1"> Muito instrutivo. Se alguém diz que tem fé, mas não há qualquer evidência </text:span><text:soft-page-break/><text:span text:style-name="T1">disto em sua vida, o que é que está conseguindo provar? Nossa vida mostra o que somos.</text:span></text:p>
        <text:p text:style-name="P4"/>
        <text:p text:style-name="P4"><text:a xlink:type="simple" xlink:href="http://bibliaonline.com.br/acf/tg/2/19" text:style-name="Internet_20_link" text:visited-style-name="Visited_20_Internet_20_Link"><text:span text:style-name="T1">Tg 2:19</text:span></text:a><text:span text:style-name="T1"> Um bom versículo para dar a uma pessoa que diz que "crê em Deus".</text:span></text:p>
        <text:p text:style-name="P4"/>
        <text:p text:style-name="P4"><text:a xlink:type="simple" xlink:href="http://bibliaonline.com.br/acf/tg/2/21-25" text:style-name="Internet_20_link" text:visited-style-name="Visited_20_Internet_20_Link"><text:span text:style-name="T1">Tg 2:21-25</text:span></text:a><text:span text:style-name="T1"> Dois exemplos de fé completamente diferentes. Abraão, o amigo de Deus, e uma prostituta. Deus faz acepção de pessoas? Fica claro que não. Ambos agiram em fé - ainda que a última tenha sido uma traidora para seu próprio país. </text:span></text:p>
        <text:p text:style-name="P4"/>
        <text:p text:style-name="P4"><text:a xlink:type="simple" xlink:href="http://bibliaonline.com.br/acf/tg/2/26" text:style-name="Internet_20_link" text:visited-style-name="Visited_20_Internet_20_Link"><text:span text:style-name="T1">Tg 2:26</text:span></text:a><text:span text:style-name="T1"> O que nossa vida demonstra?</text:span></text:p>
        <text:p text:style-name="P4"/>
        <text:h text:style-name="P1" text:outline-level="2"><text:bookmark-start text:name="__RefHeading___Toc381_1280209449"/>#626<text:bookmark-end text:name="__RefHeading___Toc381_1280209449"/></text:h>
        <text:p text:style-name="P4"/>
        <text:p text:style-name="P5">Quanto mais pura é pregada a Palavra de Deus, mais profundamente ela penetra e mais amorosamente ela opera.</text:p>
        <text:p text:style-name="P4"/>
        <text:h text:style-name="P2" text:outline-level="2"><text:bookmark-start text:name="__RefHeading___Toc383_1280209449"/><text:a xlink:type="simple" xlink:href="http://bibliaonline.com.br/acf/tg/3" text:style-name="Internet_20_link" text:visited-style-name="Visited_20_Internet_20_Link"><text:span text:style-name="T1">TIAGO 3</text:span></text:a><text:bookmark-end text:name="__RefHeading___Toc383_1280209449"/></text:h>
        <text:p text:style-name="P4"/>
        <text:p text:style-name="P4"><text:a xlink:type="simple" xlink:href="http://bibliaonline.com.br/acf/tg/3/1-12" text:style-name="Internet_20_link" text:visited-style-name="Visited_20_Internet_20_Link"><text:span text:style-name="T1">Tg 3:1-12</text:span></text:a><text:span text:style-name="T1"> Agora o assunto é o falar. Os resultados terríveis ou felizes daquilo que dizemos.</text:span></text:p>
        <text:p text:style-name="P4"/>
        <text:p text:style-name="P4"><text:a xlink:type="simple" xlink:href="http://bibliaonline.com.br/acf/tg/3/1" text:style-name="Internet_20_link" text:visited-style-name="Visited_20_Internet_20_Link"><text:span text:style-name="T1">Tg 3:1</text:span></text:a><text:span text:style-name="T1"> A palavra "mestres" significa "professores". Quanto mais falamos, maior a responsabilidade, e maior a condenação, se nossa vida não for consistente com aquilo que dizemos.</text:span></text:p>
        <text:p text:style-name="P4"/>
        <text:p text:style-name="P4"><text:a xlink:type="simple" xlink:href="http://bibliaonline.com.br/acf/tg/3/2" text:style-name="Internet_20_link" text:visited-style-name="Visited_20_Internet_20_Link"><text:span text:style-name="T1">Tg 3:2</text:span></text:a><text:span text:style-name="T1"> Todos nós ofendemos com frequência.</text:span></text:p>
        <text:p text:style-name="P4"/>
        <text:p text:style-name="P4"><text:a xlink:type="simple" xlink:href="http://bibliaonline.com.br/acf/tg/3/6" text:style-name="Internet_20_link" text:visited-style-name="Visited_20_Internet_20_Link"><text:span text:style-name="T1">Tg 3:6</text:span></text:a><text:span text:style-name="T1"> A língua é cheia de mal - derramando veneno.</text:span></text:p>
        <text:p text:style-name="P4"/>
        <text:p text:style-name="P4"><text:a xlink:type="simple" xlink:href="http://bibliaonline.com.br/acf/tg/3/13-18" text:style-name="Internet_20_link" text:visited-style-name="Visited_20_Internet_20_Link"><text:span text:style-name="T1">Tg 3:13-18</text:span></text:a><text:span text:style-name="T1"> É bom lembrar que a sabedoria vem do alto (</text:span><text:a xlink:type="simple" xlink:href="http://bibliaonline.com.br/acf/tg/3/17" text:style-name="Internet_20_link" text:visited-style-name="Visited_20_Internet_20_Link"><text:span text:style-name="T1">vers. 17</text:span></text:a><text:span text:style-name="T1">) e que é o oposto da vontade própria.</text:span></text:p>
        <text:p text:style-name="P4"/>
        <text:p text:style-name="P4"><text:a xlink:type="simple" xlink:href="http://bibliaonline.com.br/acf/tg/3/13" text:style-name="Internet_20_link" text:visited-style-name="Visited_20_Internet_20_Link"><text:span text:style-name="T1">Tg 3:13</text:span></text:a><text:span text:style-name="T1"> Este homem tinha três coisas; obras em submissão - um bom falar - sabedoria e </text:span><text:soft-page-break/><text:span text:style-name="T1">entendimento.</text:span></text:p>
        <text:p text:style-name="P4"/>
        <text:p text:style-name="P4"><text:a xlink:type="simple" xlink:href="http://bibliaonline.com.br/acf/tg/3/14" text:style-name="Internet_20_link" text:visited-style-name="Visited_20_Internet_20_Link"><text:span text:style-name="T1">Tg 3:14</text:span></text:a><text:span text:style-name="T1"> O completo oposto.</text:span></text:p>
        <text:p text:style-name="P4"/>
        <text:p text:style-name="P4"><text:a xlink:type="simple" xlink:href="http://bibliaonline.com.br/acf/tg/3/16" text:style-name="Internet_20_link" text:visited-style-name="Visited_20_Internet_20_Link"><text:span text:style-name="T1">Tg 3:16</text:span></text:a><text:span text:style-name="T1"> Toda coisa má provém da vida descrita nos </text:span><text:a xlink:type="simple" xlink:href="http://bibliaonline.com.br/acf/tg/3/14-15" text:style-name="Internet_20_link" text:visited-style-name="Visited_20_Internet_20_Link"><text:span text:style-name="T1">versículos 14 e 15</text:span></text:a><text:span text:style-name="T1">.</text:span></text:p>
        <text:p text:style-name="P4"/>
        <text:p text:style-name="P4"><text:a xlink:type="simple" xlink:href="http://bibliaonline.com.br/acf/tg/3/17-18" text:style-name="Internet_20_link" text:visited-style-name="Visited_20_Internet_20_Link"><text:span text:style-name="T1">Tg 3:17-18</text:span></text:a><text:span text:style-name="T1"> Sublime! Possa ser algo mais aplicado a nós.</text:span></text:p>
        <text:p text:style-name="P4"/>
        <text:h text:style-name="P1" text:outline-level="2"><text:bookmark-start text:name="__RefHeading___Toc385_1280209449"/>#627<text:bookmark-end text:name="__RefHeading___Toc385_1280209449"/></text:h>
        <text:p text:style-name="P4"/>
        <text:p text:style-name="P5">Cristo é a própria essência de todas as delícias e prazeres, a própria alma e substância disso tudo. Assim como todos os rios são reunidos no oceano, que é o lugar de encontro de todas as águas do mundo, assim Cristo é o Oceano no qual todas as delícias e prazeres genuínos se encontram.</text:p>
        <text:p text:style-name="P4"/>
        <text:h text:style-name="P2" text:outline-level="2"><text:bookmark-start text:name="__RefHeading___Toc387_1280209449"/><text:a xlink:type="simple" xlink:href="http://bibliaonline.com.br/acf/tg/4" text:style-name="Internet_20_link" text:visited-style-name="Visited_20_Internet_20_Link"><text:span text:style-name="T1">TIAGO 4</text:span></text:a><text:bookmark-end text:name="__RefHeading___Toc387_1280209449"/></text:h>
        <text:p text:style-name="P4"/>
        <text:p text:style-name="P4"><text:a xlink:type="simple" xlink:href="http://bibliaonline.com.br/acf/tg/4/1-10" text:style-name="Internet_20_link" text:visited-style-name="Visited_20_Internet_20_Link"><text:span text:style-name="T1">Tg 4:1-10</text:span></text:a><text:span text:style-name="T1"> "Entre vós" não se refere necessariamente a crentes. Mas os Cristãos se encontravam em meio às doze tribos (Leia o capítulo </text:span><text:a xlink:type="simple" xlink:href="http://bibliaonline.com.br/acf/tg/1/1" text:style-name="Internet_20_link" text:visited-style-name="Visited_20_Internet_20_Link"><text:span text:style-name="T1">1:1</text:span></text:a><text:span text:style-name="T1">), e por isso podem ter se encontrado envolvidos nessas disputas. Tais lutas eram o resultado de se cair nos prazeres; a vontade-própria não havia sido quebrada; as cobiças os distraíam; eles queriam aquilo que não possuíam. (Parece tão familiar hoje!).</text:span></text:p>
        <text:p text:style-name="P4"/>
        <text:p text:style-name="P4"><text:a xlink:type="simple" xlink:href="http://bibliaonline.com.br/acf/tg/4/3" text:style-name="Internet_20_link" text:visited-style-name="Visited_20_Internet_20_Link"><text:span text:style-name="T1">Tg 4:3</text:span></text:a><text:span text:style-name="T1"> Porventura não é por esta razão que não obtemos respostas para nossas orações?</text:span></text:p>
        <text:p text:style-name="P4"/>
        <text:p text:style-name="P4"><text:a xlink:type="simple" xlink:href="http://bibliaonline.com.br/acf/tg/4/4" text:style-name="Internet_20_link" text:visited-style-name="Visited_20_Internet_20_Link"><text:span text:style-name="T1">Tg 4:4</text:span></text:a><text:span text:style-name="T1"> Um sério aviso contra a amizade com pessoas que não amam o Senhor. Trata-se de algo terrível ser descrito como um inimigo de Deus. Mas as Escrituras dizem aqui que uma pessoa é assim quando tem amizade com o mundo. Não deveríamos ter amizade com pessoas mundanas, mas deveríamos ser os melhores amigos que elas têm.</text:span></text:p>
        <text:p text:style-name="P4"/>
        <text:p text:style-name="P4"><text:a xlink:type="simple" xlink:href="http://bibliaonline.com.br/acf/tg/4/6" text:style-name="Internet_20_link" text:visited-style-name="Visited_20_Internet_20_Link"><text:span text:style-name="T1">Tg 4:6</text:span></text:a><text:span text:style-name="T1"> Um grande conforto para o crente. Misericórdia em </text:span><text:a xlink:type="simple" xlink:href="http://bibliaonline.com.br/acf/tg/2/13" text:style-name="Internet_20_link" text:visited-style-name="Visited_20_Internet_20_Link"><text:span text:style-name="T1">2:13</text:span></text:a><text:span text:style-name="T1">, </text:span><text:a xlink:type="simple" xlink:href="http://bibliaonline.com.br/acf/tg/3/17" text:style-name="Internet_20_link" text:visited-style-name="Visited_20_Internet_20_Link"><text:span text:style-name="T1">3:17</text:span></text:a><text:span text:style-name="T1">, graça aqui. Recolha as pedras preciosas em Tiago - há muitas.</text:span></text:p>
        <text:p text:style-name="P4"><text:soft-page-break/></text:p>
        <text:p text:style-name="P4"><text:a xlink:type="simple" xlink:href="http://bibliaonline.com.br/acf/tg/4/7-17" text:style-name="Internet_20_link" text:visited-style-name="Visited_20_Internet_20_Link"><text:span text:style-name="T1">Tg 4:7-17</text:span></text:a><text:span text:style-name="T1"> Que mensagem importante para nós... submeter-se a Deus... resistir ao diabo... aproximar-se de Deus... manter as mãos limpas, há dez afirmações aqui.</text:span></text:p>
        <text:p text:style-name="P4"/>
        <text:h text:style-name="P1" text:outline-level="2"><text:bookmark-start text:name="__RefHeading___Toc389_1280209449"/>#628<text:bookmark-end text:name="__RefHeading___Toc389_1280209449"/></text:h>
        <text:p text:style-name="P4"/>
        <text:p text:style-name="P5">Aqueles que entram na fornalha como ouro não sairão piores.</text:p>
        <text:p text:style-name="P4"/>
        <text:h text:style-name="P2" text:outline-level="2"><text:bookmark-start text:name="__RefHeading___Toc391_1280209449"/><text:a xlink:type="simple" xlink:href="http://bibliaonline.com.br/acf/tg/5" text:style-name="Internet_20_link" text:visited-style-name="Visited_20_Internet_20_Link"><text:span text:style-name="T1">TIAGO 5</text:span></text:a><text:bookmark-end text:name="__RefHeading___Toc391_1280209449"/></text:h>
        <text:p text:style-name="P4"/>
        <text:p text:style-name="P4"><text:a xlink:type="simple" xlink:href="http://bibliaonline.com.br/acf/tg/5/1-6" text:style-name="Internet_20_link" text:visited-style-name="Visited_20_Internet_20_Link"><text:span text:style-name="T1">Tg 5:1-6</text:span></text:a><text:span text:style-name="T1"> Mais uma vez, lembre-se - escrito para todos os Hebreus - crentes e incrédulos. Deus sabe tudo o que está acontecendo. Os </text:span><text:a xlink:type="simple" xlink:href="http://bibliaonline.com.br/acf/tg/5/1-3" text:style-name="Internet_20_link" text:visited-style-name="Visited_20_Internet_20_Link"><text:span text:style-name="T1">3 primeiros</text:span></text:a><text:span text:style-name="T1"> versículos mostram o que eles tinham, os </text:span><text:a xlink:type="simple" xlink:href="http://bibliaonline.com.br/acf/tg/5/4-6" text:style-name="Internet_20_link" text:visited-style-name="Visited_20_Internet_20_Link"><text:span text:style-name="T1">3 seguintes</text:span></text:a><text:span text:style-name="T1"> o que eles faziam.</text:span></text:p>
        <text:p text:style-name="P4"/>
        <text:p text:style-name="P4"><text:a xlink:type="simple" xlink:href="http://bibliaonline.com.br/acf/tg/5/5-6" text:style-name="Internet_20_link" text:visited-style-name="Visited_20_Internet_20_Link"><text:span text:style-name="T1">Tg 5:5-6</text:span></text:a><text:span text:style-name="T1"> Repare que Tiago liga aqueles que tinham a ambição de serem ricos com aqueles que condenaram e mataram o Senhor Jesus (</text:span><text:a xlink:type="simple" xlink:href="http://bibliaonline.com.br/acf/atos/3/14" text:style-name="Internet_20_link" text:visited-style-name="Visited_20_Internet_20_Link"><text:span text:style-name="T1">At 3:14</text:span></text:a><text:span text:style-name="T1">).</text:span></text:p>
        <text:p text:style-name="P4"/>
        <text:p text:style-name="P4"><text:a xlink:type="simple" xlink:href="http://bibliaonline.com.br/acf/tg/5/8" text:style-name="Internet_20_link" text:visited-style-name="Visited_20_Internet_20_Link"><text:span text:style-name="T1">Tg 5:8</text:span></text:a><text:span text:style-name="T1"> O Senhor vem! Aguardar por Ele preserva o coração de amar as riquezas. Devemos esperar em paciência e viver em paz.</text:span></text:p>
        <text:p text:style-name="P4"/>
        <text:p text:style-name="P4"><text:a xlink:type="simple" xlink:href="http://bibliaonline.com.br/acf/tg/5/10-11" text:style-name="Internet_20_link" text:visited-style-name="Visited_20_Internet_20_Link"><text:span text:style-name="T1">Tg 5:10-11</text:span></text:a><text:span text:style-name="T1"> Exemplos de paciência. Como no livro de Hebreus, o escritor os leva de volta aos escritos do Antigo Testamento... e ao Senhor.</text:span></text:p>
        <text:p text:style-name="P4"/>
        <text:p text:style-name="P4"><text:a xlink:type="simple" xlink:href="http://bibliaonline.com.br/acf/tg/5/12" text:style-name="Internet_20_link" text:visited-style-name="Visited_20_Internet_20_Link"><text:span text:style-name="T1">Tg 5:12</text:span></text:a><text:span text:style-name="T1"> Expressões exageradas não são necessárias.</text:span></text:p>
        <text:p text:style-name="P4"/>
        <text:p text:style-name="P4"><text:a xlink:type="simple" xlink:href="http://bibliaonline.com.br/acf/tg/5/13-18" text:style-name="Internet_20_link" text:visited-style-name="Visited_20_Internet_20_Link"><text:span text:style-name="T1">Tg 5:13-18</text:span></text:a><text:span text:style-name="T1"> Que diferença faria em nossa vida se fizéssemos o que dizem estes versículos. Aqueles que sofreram pela vontade de Deus são agora abençoados.</text:span></text:p>
        <text:p text:style-name="P4"/>
        <text:p text:style-name="P4"><text:a xlink:type="simple" xlink:href="http://bibliaonline.com.br/acf/tg/5/14-15" text:style-name="Internet_20_link" text:visited-style-name="Visited_20_Internet_20_Link"><text:span text:style-name="T1">Tg 5:14-15</text:span></text:a><text:span text:style-name="T1"> O pecado podia ter sido o responsável pela enfermidade, portanto era necessário que houvesse a confissão das ofensas e a oração. Deus faria a Sua parte. Tudo isso é muito diferente dos assim chamados "curandeiros de fé" de nossos dias. Lembre-se mais uma vez de que este livro não é totalmente de doutrina cristã. Os crentes Judeus ainda não tinham sido libertos de seus velhos hábitos.</text:span></text:p>
        <text:p text:style-name="P4"><text:soft-page-break/></text:p>
        <text:p text:style-name="P4"><text:a xlink:type="simple" xlink:href="http://bibliaonline.com.br/acf/tg/5/19-20" text:style-name="Internet_20_link" text:visited-style-name="Visited_20_Internet_20_Link"><text:span text:style-name="T1">Tg 5:19-20</text:span></text:a><text:span text:style-name="T1"> Uma bela promessa para aqueles que têm uma profunda preocupação e cuidado pelo bem-estar de outros crentes. Se vêem um crente descuidado, e oram por ele, e falam com ele sobre sua vida descuidada, ...e aquela pessoa é restaurada, então acontecem duas coisas. A pessoa é salva de morrer - e os pecados nos quais insistia param de ser praticados, e, portanto, não são mais vistos (são cobertos). Mas lembre-se também de que se aquele crente descuidado recusar a correção, o Senhor pode agir de uma maneira totalmente diferente.</text:span></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9:04:24.476606971</dc:date>
    <meta:creation-date>2018-06-11T22:51:04.642681485</meta:creation-date>
    <meta:generator>LibreOffice/6.0.7.3$Linux_X86_64 LibreOffice_project/00m0$Build-3</meta:generator>
    <meta:editing-duration>PT1M8S</meta:editing-duration>
    <meta:editing-cycles>1</meta:editing-cycles>
    <meta:document-statistic meta:table-count="0" meta:image-count="0" meta:object-count="0" meta:page-count="6" meta:paragraph-count="54" meta:word-count="1382" meta:character-count="7861" meta:non-whitespace-character-count="6531"/>
  </office:meta>
</office:document-meta>
</file>